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249" table:default-cell-style-name="ce1"/>
        <table:table-row table:style-name="ro1">
          <table:table-cell office:value-type="string">
            <text:p>Dateiname</text:p>
          </table:table-cell>
          <table:table-cell office:value-type="string">
            <text:p>AbstandOben[mm]</text:p>
          </table:table-cell>
          <table:table-cell office:value-type="string">
            <text:p>Offset Abstand[mm]</text:p>
          </table:table-cell>
          <table:table-cell office:value-type="string">
            <text:p>Abstand[mm]</text:p>
          </table:table-cell>
          <table:table-cell office:value-type="string">
            <text:p>Treiberspannung[V]</text:p>
          </table:table-cell>
          <table:table-cell office:value-type="string">
            <text:p>FitRangeLower</text:p>
          </table:table-cell>
          <table:table-cell office:value-type="string">
            <text:p>FitRangeUpper</text:p>
          </table:table-cell>
          <table:table-cell table:number-columns-repeated="249"/>
        </table:table-row>
        <table:table-row table:style-name="ro1">
          <table:table-cell office:value-type="string">
            <text:p>varDistance/csv/F0000CH1.CSV</text:p>
          </table:table-cell>
          <table:table-cell office:value-type="float" office:value="39.86">
            <text:p>3,99E+01</text:p>
          </table:table-cell>
          <table:table-cell office:value-type="float" office:value="2.08">
            <text:p>2,08E+00</text:p>
          </table:table-cell>
          <table:table-cell table:formula="oooc:=[.B2]-[.C2]" office:value-type="float" office:value="37.78">
            <text:p>3,78E+01</text:p>
          </table:table-cell>
          <table:table-cell office:value-type="float" office:value="51.2">
            <text:p>5,12E+01</text:p>
          </table:table-cell>
          <table:table-cell office:value-type="float" office:value="0.0000025">
            <text:p>2,50E-06</text:p>
          </table:table-cell>
          <table:table-cell office:value-type="float" office:value="0.000006">
            <text:p>6,00E-06</text:p>
          </table:table-cell>
          <table:table-cell table:number-columns-repeated="249"/>
        </table:table-row>
        <table:table-row table:style-name="ro1">
          <table:table-cell office:value-type="string">
            <text:p>varDistance/csv/F0001CH1.CSV</text:p>
          </table:table-cell>
          <table:table-cell office:value-type="float" office:value="41.95">
            <text:p>4,20E+01</text:p>
          </table:table-cell>
          <table:table-cell office:value-type="float" office:value="2.08">
            <text:p>2,08E+00</text:p>
          </table:table-cell>
          <table:table-cell table:formula="oooc:=[.B3]-[.C3]" office:value-type="float" office:value="39.87">
            <text:p>3,99E+01</text:p>
          </table:table-cell>
          <table:table-cell office:value-type="float" office:value="51.2">
            <text:p>5,12E+01</text:p>
          </table:table-cell>
          <table:table-cell office:value-type="float" office:value="0.000007">
            <text:p>7,00E-06</text:p>
          </table:table-cell>
          <table:table-cell office:value-type="float" office:value="0.000012">
            <text:p>1,20E-05</text:p>
          </table:table-cell>
          <table:table-cell table:number-columns-repeated="249"/>
        </table:table-row>
        <table:table-row table:style-name="ro1">
          <table:table-cell office:value-type="string">
            <text:p>varDistance/csv/F0002CH1.CSV</text:p>
          </table:table-cell>
          <table:table-cell office:value-type="float" office:value="43.93">
            <text:p>4,39E+01</text:p>
          </table:table-cell>
          <table:table-cell office:value-type="float" office:value="2.08">
            <text:p>2,08E+00</text:p>
          </table:table-cell>
          <table:table-cell table:formula="oooc:=[.B4]-[.C4]" office:value-type="float" office:value="41.85">
            <text:p>4,19E+01</text:p>
          </table:table-cell>
          <table:table-cell office:value-type="float" office:value="51.2">
            <text:p>5,12E+01</text:p>
          </table:table-cell>
          <table:table-cell office:value-type="float" office:value="0.00001">
            <text:p>1,00E-05</text:p>
          </table:table-cell>
          <table:table-cell office:value-type="float" office:value="0.000015">
            <text:p>1,50E-05</text:p>
          </table:table-cell>
          <table:table-cell table:number-columns-repeated="249"/>
        </table:table-row>
        <table:table-row table:style-name="ro1">
          <table:table-cell office:value-type="string">
            <text:p>varDistance/csv/F0003CH1.CSV</text:p>
          </table:table-cell>
          <table:table-cell office:value-type="float" office:value="45.96">
            <text:p>4,60E+01</text:p>
          </table:table-cell>
          <table:table-cell office:value-type="float" office:value="2.08">
            <text:p>2,08E+00</text:p>
          </table:table-cell>
          <table:table-cell table:formula="oooc:=[.B5]-[.C5]" office:value-type="float" office:value="43.88">
            <text:p>4,39E+01</text:p>
          </table:table-cell>
          <table:table-cell office:value-type="float" office:value="51.2">
            <text:p>5,12E+01</text:p>
          </table:table-cell>
          <table:table-cell office:value-type="float" office:value="0.000015">
            <text:p>1,50E-05</text:p>
          </table:table-cell>
          <table:table-cell office:value-type="float" office:value="0.00002">
            <text:p>2,00E-05</text:p>
          </table:table-cell>
          <table:table-cell table:number-columns-repeated="249"/>
        </table:table-row>
        <table:table-row table:style-name="ro1">
          <table:table-cell office:value-type="string">
            <text:p>varDistance/csv/F0004CH1.CSV</text:p>
          </table:table-cell>
          <table:table-cell office:value-type="float" office:value="47.97">
            <text:p>4,80E+01</text:p>
          </table:table-cell>
          <table:table-cell office:value-type="float" office:value="2.08">
            <text:p>2,08E+00</text:p>
          </table:table-cell>
          <table:table-cell table:formula="oooc:=[.B6]-[.C6]" office:value-type="float" office:value="45.89">
            <text:p>4,59E+01</text:p>
          </table:table-cell>
          <table:table-cell office:value-type="float" office:value="51.2">
            <text:p>5,12E+01</text:p>
          </table:table-cell>
          <table:table-cell office:value-type="float" office:value="0.000018">
            <text:p>1,80E-05</text:p>
          </table:table-cell>
          <table:table-cell office:value-type="float" office:value="0.000026">
            <text:p>2,60E-05</text:p>
          </table:table-cell>
          <table:table-cell table:number-columns-repeated="249"/>
        </table:table-row>
        <table:table-row table:style-name="ro1">
          <table:table-cell office:value-type="string">
            <text:p>varDistance/csv/F0005CH1.CSV</text:p>
          </table:table-cell>
          <table:table-cell office:value-type="float" office:value="48.97">
            <text:p>4,90E+01</text:p>
          </table:table-cell>
          <table:table-cell office:value-type="float" office:value="2.08">
            <text:p>2,08E+00</text:p>
          </table:table-cell>
          <table:table-cell table:formula="oooc:=[.B7]-[.C7]" office:value-type="float" office:value="46.89">
            <text:p>4,69E+01</text:p>
          </table:table-cell>
          <table:table-cell office:value-type="float" office:value="51.2">
            <text:p>5,12E+01</text:p>
          </table:table-cell>
          <table:table-cell office:value-type="float" office:value="0.00002">
            <text:p>2,00E-05</text:p>
          </table:table-cell>
          <table:table-cell office:value-type="float" office:value="0.000028">
            <text:p>2,80E-05</text:p>
          </table:table-cell>
          <table:table-cell table:number-columns-repeated="249"/>
        </table:table-row>
        <table:table-row table:style-name="ro1">
          <table:table-cell office:value-type="string">
            <text:p>varDistance/csv/F0006CH1.CSV</text:p>
          </table:table-cell>
          <table:table-cell office:value-type="float" office:value="46.95">
            <text:p>4,70E+01</text:p>
          </table:table-cell>
          <table:table-cell office:value-type="float" office:value="2.08">
            <text:p>2,08E+00</text:p>
          </table:table-cell>
          <table:table-cell table:formula="oooc:=[.B8]-[.C8]" office:value-type="float" office:value="44.87">
            <text:p>4,49E+01</text:p>
          </table:table-cell>
          <table:table-cell office:value-type="float" office:value="51.2">
            <text:p>5,12E+01</text:p>
          </table:table-cell>
          <table:table-cell office:value-type="float" office:value="18">
            <text:p>1,80E+01</text:p>
          </table:table-cell>
          <table:table-cell office:value-type="float" office:value="23">
            <text:p>2,30E+01</text:p>
          </table:table-cell>
          <table:table-cell table:number-columns-repeated="249"/>
        </table:table-row>
        <table:table-row table:style-name="ro1">
          <table:table-cell office:value-type="string">
            <text:p>varDistance/csv/F0007CH1.CSV</text:p>
          </table:table-cell>
          <table:table-cell office:value-type="float" office:value="44.98">
            <text:p>4,50E+01</text:p>
          </table:table-cell>
          <table:table-cell office:value-type="float" office:value="2.08">
            <text:p>2,08E+00</text:p>
          </table:table-cell>
          <table:table-cell table:formula="oooc:=[.B9]-[.C9]" office:value-type="float" office:value="42.9">
            <text:p>4,29E+01</text:p>
          </table:table-cell>
          <table:table-cell office:value-type="float" office:value="51.2">
            <text:p>5,12E+01</text:p>
          </table:table-cell>
          <table:table-cell office:value-type="float" office:value="13">
            <text:p>1,30E+01</text:p>
          </table:table-cell>
          <table:table-cell office:value-type="float" office:value="19">
            <text:p>1,90E+01</text:p>
          </table:table-cell>
          <table:table-cell table:number-columns-repeated="249"/>
        </table:table-row>
        <table:table-row table:style-name="ro1">
          <table:table-cell office:value-type="string">
            <text:p>varDistance/csv/F0008CH1.CSV</text:p>
          </table:table-cell>
          <table:table-cell office:value-type="float" office:value="42.94">
            <text:p>4,29E+01</text:p>
          </table:table-cell>
          <table:table-cell office:value-type="float" office:value="2.08">
            <text:p>2,08E+00</text:p>
          </table:table-cell>
          <table:table-cell table:formula="oooc:=[.B10]-[.C10]" office:value-type="float" office:value="40.86">
            <text:p>4,09E+01</text:p>
          </table:table-cell>
          <table:table-cell office:value-type="float" office:value="51.2">
            <text:p>5,12E+01</text:p>
          </table:table-cell>
          <table:table-cell office:value-type="float" office:value="9">
            <text:p>9,00E+00</text:p>
          </table:table-cell>
          <table:table-cell office:value-type="float" office:value="14">
            <text:p>1,40E+01</text:p>
          </table:table-cell>
          <table:table-cell table:number-columns-repeated="249"/>
        </table:table-row>
        <table:table-row table:style-name="ro1">
          <table:table-cell office:value-type="string">
            <text:p>varDistance/csv/F0009CH1.CSV</text:p>
          </table:table-cell>
          <table:table-cell office:value-type="float" office:value="40.97">
            <text:p>4,10E+01</text:p>
          </table:table-cell>
          <table:table-cell office:value-type="float" office:value="2.08">
            <text:p>2,08E+00</text:p>
          </table:table-cell>
          <table:table-cell table:formula="oooc:=[.B11]-[.C11]" office:value-type="float" office:value="38.89">
            <text:p>3,89E+01</text:p>
          </table:table-cell>
          <table:table-cell office:value-type="float" office:value="51.2">
            <text:p>5,12E+01</text:p>
          </table:table-cell>
          <table:table-cell office:value-type="float" office:value="5">
            <text:p>5,00E+00</text:p>
          </table:table-cell>
          <table:table-cell office:value-type="float" office:value="10">
            <text:p>1,00E+01</text:p>
          </table:table-cell>
          <table:table-cell table:number-columns-repeated="249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01.12.2009</text:date>, <text:time>15:48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e</meta:initial-creator>
    <meta:creation-date>2009-12-01T13:18:14</meta:creation-date>
    <dc:creator>paule</dc:creator>
    <dc:date>2009-12-01T15:48:42</dc:date>
    <meta:editing-cycles>2</meta:editing-cycles>
    <meta:editing-duration>PT2H12M7S</meta:editing-duration>
    <meta:user-defined meta:name="Info 1"/>
    <meta:user-defined meta:name="Info 2"/>
    <meta:user-defined meta:name="Info 3"/>
    <meta:user-defined meta:name="Info 4"/>
    <meta:document-statistic meta:table-count="3" meta:cell-count="77"/>
  </office:meta>
</office:document-meta>
</file>